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frame draw:style-name="gr1" draw:layer="layout" svg:width="3.677cm" svg:height="1.072cm" svg:x="8.623cm" svg:y="1.828cm">
          <draw:text-box>
            <text:p>元件組織圖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峰澐 林</meta:initial-creator>
    <meta:creation-date>2022-03-12T10:36:50.75</meta:creation-date>
    <dc:date>2022-03-12T10:37:32.29</dc:date>
    <dc:creator>峰澐 林</dc:creator>
    <meta:editing-duration>PT41S</meta:editing-duration>
    <meta:editing-cycles>2</meta:editing-cycles>
    <meta:generator>OpenOffice/4.1.5$Win32 OpenOffice.org_project/415m1$Build-9789</meta:generator>
    <meta:document-statistic meta:object-count="1"/>
  </office:meta>
</office:document-meta>
</file>